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margin-left="0.409cm" fo:margin-right="0cm" fo:text-indent="0cm" style:auto-text-indent="false"/>
      <style:text-properties fo:letter-spacing="-0.018cm"/>
    </style:style>
    <style:style style:name="P17"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0"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1"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2"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4" style:family="paragraph" style:parent-style-name="Text_20_body">
      <style:text-properties style:font-name="Gill Sans MT_CCJU" fo:font-size="11pt" style:font-size-asian="11pt"/>
    </style:style>
    <style:style style:name="P25"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language="en" fo:country="US"/>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remLineWhenBlank(empty_line)=%</text:span></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18">%=<text:span text:style-name="T4">remLineWhenBlank(empty_line)=%</text:span>%#include AM_HEADER#%</text:p>
      <text:p text:style-name="P19"/>
      <text:p text:style-name="P21">Décision d’attribution d'une contribution de l'Etat à la réduction des primes dans l'assurance‑maladie pour l'année %=RELATIV1=%</text:p>
      <text:p text:style-name="P22"/>
      <text:p text:style-name="P22">%#include AM_INTRO_2019_2#%</text:p>
      <text:p text:style-name="P17">%#include AM_SUBSIDES#%</text:p>
      <text:p text:style-name="P17">%#include AM_INFO_2019#%</text:p>
      <text:p text:style-name="P17">%#include AM_SIGNATURES#%</text:p>
      <text:p text:style-name="P23">%#include AM_REVENU_STANDARD<text:span text:style-name="T5">_2019#%</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fo:letter-spacing="-0.018cm"/>
    </style:style>
    <style:style style:name="MP7"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9"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10"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1"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2"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3"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4"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5" style:family="paragraph" style:parent-style-name="Footer">
      <style:paragraph-properties fo:text-align="justify" style:justify-single-word="false"/>
      <style:text-properties style:font-name="CG Times (W1)" fo:font-size="11pt" style:font-size-asian="11pt"/>
    </style:style>
    <style:style style:name="MP16"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6"><text:span text:style-name="MT1">Tél. 032 952 11 11 </text:span><text:span text:style-name="MT2"></text:span><text:span text:style-name="MT1"> Fax 032 952 11 01 </text:span><text:span text:style-name="MT2"></text:span><text:span text:style-name="MT1"> prestations@ccju.ch</text:span></text:p><text:p text:style-name="MP4"/><text:p text:style-name="MP7">Heures d'ouverture :</text:p><text:p text:style-name="MP8">Lundi au jeudi<text:tab/>de 8:15 à 11:45 et de 13:30 à 17:00</text:p><text:p text:style-name="MP8">Vendredi<text:tab/>de 8:15 à 11:45 et de 13:30 à 16:30</text:p><text:p text:style-name="MP9"/></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10">VOIES DE DROIT AU VERSO</text:p>
        <text:p text:style-name="MP11">decmst5</text:p>
      </style:footer>
    </style:master-page>
    <style:master-page style:name="Conversion_20_1" style:display-name="Conversion 1" style:page-layout-name="Mpm3" style:next-style-name="Conversion_20_suivante_20_1">
      <style:header>
        <text:p text:style-name="MP3"/>
      </style:header>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4">VOIES DE DROIT</text:p>
        <text:p text:style-name="MP15"/>
        <text:p text:style-name="MP1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6">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0-24T16:44:01.70</dc:date>
    <meta:print-date>2003-09-10T06:53:00</meta:print-date>
    <meta:editing-cycles>115</meta:editing-cycles>
    <meta:editing-duration>PT6H53M34S</meta:editing-duration>
    <meta:document-statistic meta:table-count="0" meta:image-count="2" meta:object-count="0" meta:page-count="2" meta:paragraph-count="34" meta:word-count="238" meta:character-count="1816"/>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